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788079470198682" table:formula="of:=AVERAGE([.F2:.F231])" table:style-name="ce1">
            <text:p>84.78807947</text:p>
          </table:table-cell>
          <table:table-cell office:value-type="float" office:value="106.86092715231788" table:formula="of:=AVERAGE([.G2:.G231])" table:style-name="ce1">
            <text:p>106.8609272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867549668874176" table:formula="of:=AVERAGE([.I2:.I231])" table:style-name="ce1">
            <text:p>90.86754967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721854304635755" table:formula="of:=AVERAGE([.K2:.K231])" table:style-name="ce1">
            <text:p>83.7218543</text:p>
          </table:table-cell>
          <table:table-cell table:style-name="ce1"/>
          <table:table-cell office:value-type="float" office:value="546.9006622516556" table:formula="of:=AVERAGE([.M2:.M231])" table:style-name="ce1">
            <text:p>546.90066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number-columns-repeated="10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number-columns-repeated="10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number-columns-repeated="16382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7T08:35:47Z</meta:creation-date>
    <dc:date>2022-03-19T17:35:36Z</dc:date>
    <meta:editing-duration>PT0S</meta:editing-duration>
  </office:meta>
</office:document-meta>
</file>